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20000009B51580A443A4516AA.png" manifest:media-type="image/png"/>
  <manifest:file-entry manifest:full-path="Pictures/10000201000002E20000009BC94C05B45F21DC78.png" manifest:media-type="image/png"/>
  <manifest:file-entry manifest:full-path="Pictures/10000201000005A00000038466AE3C7E092D28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292424" style:font-name="NanumBarunGothic" fo:text-shadow="1pt 1pt" fo:background-color="#999999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333333" style:font-name="NanumBarunGothic"/>
    </style:style>
    <style:style style:name="T2" style:family="text">
      <style:text-properties fo:color="#333333" style:font-name="NanumBarunGothic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Numerische Simulation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 text:style-name="P3"><text:span text:style-name="T2">GPU-beschleunigte</text:span></text:p>
            <text:p text:style-name="P3"><text:span text:style-name="T2">Lattice-Boltzmann-Methode</text:span></text:p>
            <text:p text:style-name="P3"><text:span text:style-name="T2">mit CUDA</text:span></text:p>
            <text:p text:style-name="P3"><text:span text:style-name="T1"/></text:p>
            <text:p text:style-name="P3"><text:span text:style-name="T1"/></text:p>
            <text:p text:style-name="P3"><text:span text:style-name="T1">Blatt 5</text:span></text:p>
            <text:p text:style-name="P3"><text:span text:style-name="T1">Projekt</text:span></text:p>
            <text:p text:style-name="P3"><text:span text:style-name="T1"/></text:p>
            <text:p text:style-name="P3"><text:span text:style-name="T1">Benjamin Kurz und Bartosz Stankiewicz</text:span></text:p>
          </draw:text-box>
        </draw:frame>
        <draw:frame draw:style-name="gr1" draw:text-style-name="P5" draw:layer="layout" svg:width="6.247cm" svg:height="1.311cm" svg:x="21.336cm" svg:y="0.508cm">
          <draw:image xlink:href="Pictures/10000201000002E20000009BC94C05B45F21DC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51580A443A4516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5A00000038466AE3C7E092D28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3:54:17.109931736</meta:creation-date>
    <dc:date>2019-02-07T14:28:09.944615503</dc:date>
    <meta:editing-duration>PT22M50S</meta:editing-duration>
    <meta:editing-cycles>5</meta:editing-cycles>
    <meta:generator>LibreOffice/5.1.6.2$Linux_X86_64 LibreOffice_project/10m0$Build-2</meta:generator>
    <meta:document-statistic meta:object-count="31"/>
  </office:meta>
</office:document-meta>
</file>